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357cm" fo:min-width="4.618cm" style:writing-mode="lr-tb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668cm" fo:min-width="0.761cm" style:writing-mode="lr-tb"/>
      <style:paragraph-properties style:writing-mode="lr-tb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0.611cm" fo:min-width="0.80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0.495cm" fo:min-width="1.452cm" style:writing-mode="lr-tb"/>
      <style:paragraph-properties style:writing-mode="lr-tb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852cm" fo:min-width="1.463cm" style:writing-mode="lr-tb"/>
      <style:paragraph-properties style:writing-mode="lr-tb"/>
    </style:style>
    <style:style style:name="gr15" style:family="graphic" style:parent-style-name="standard">
      <style:graphic-properties draw:fill-color="#00cccc" draw:textarea-horizontal-align="justify" draw:textarea-vertical-align="top" draw:auto-grow-height="false" fo:min-height="3.599cm" fo:min-width="2.079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1pt" style:font-size-complex="11pt"/>
    </style:style>
    <style:style style:name="P2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5" style:family="paragraph"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8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9" style:family="paragraph"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8pt" style:font-size-asian="11pt" style:font-size-complex="11pt"/>
    </style:style>
    <style:style style:name="P12" style:family="paragraph">
      <loext:graphic-properties draw:fill-color="#ff9900"/>
      <style:paragraph-properties fo:text-align="center" style:writing-mode="lr-tb"/>
      <style:text-properties fo:font-size="8pt" style:font-size-asian="11pt" style:font-size-complex="11pt"/>
    </style:style>
    <style:style style:name="P13" style:family="paragraph">
      <style:paragraph-properties fo:text-align="center" style:writing-mode="lr-tb"/>
      <style:text-properties fo:font-size="12pt" style:font-size-asian="10pt" style:font-size-complex="10pt"/>
    </style:style>
    <style:style style:name="P14" style:family="paragraph">
      <loext:graphic-properties draw:fill-color="#00cccc"/>
      <style:paragraph-properties fo:text-align="center" style:writing-mode="lr-tb"/>
      <style:text-properties fo:font-size="12pt" style:font-size-asian="10pt" style:font-size-complex="10pt"/>
    </style:style>
    <style:style style:name="P15" style:family="paragraph">
      <loext:graphic-properties draw:fill="none"/>
    </style:style>
    <style:style style:name="T1" style:family="text">
      <style:text-properties fo:font-size="10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1pt" style:font-size-complex="11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9" draw:style-name="gr1" draw:text-style-name="P2" draw:layer="layout" svg:width="1.407cm" svg:height="0.839cm" svg:x="18.654cm" svg:y="7.794cm">
          <text:p text:style-name="P1"><text:span text:style-name="T1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2" draw:text-style-name="P4" draw:layer="layout" svg:width="1.994cm" svg:height="1.016cm" svg:x="18.463cm" svg:y="6.143cm">
          <text:p text:style-name="P3"><text:span text:style-name="T2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3" draw:text-style-name="P6" draw:layer="layout" svg:width="1.898cm" svg:height="1.08cm" svg:x="18.717cm" svg:y="4.492cm">
          <text:p text:style-name="P5"><text:span text:style-name="T3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4" draw:text-style-name="P7" draw:layer="layout" svg:width="1.905cm" svg:height="1.016cm" svg:x="18.59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5" draw:text-style-name="P8" draw:layer="layout" svg:width="1.841cm" svg:height="0.839cm" svg:x="18.717cm" svg:y="1.698cm">
          <text:p text:style-name="P5"><text:span text:style-name="T3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draw:custom-shape draw:name="Shape 4" draw:style-name="gr7" draw:text-style-name="P9" draw:layer="layout" svg:width="5.67cm" svg:height="6.159cm" svg:x="1.426cm" svg:y="1.445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0" draw:layer="layout" svg:x1="14.438cm" svg:y1="2.397cm" svg:x2="14.438cm" svg:y2="6.969cm">
            <text:p/>
          </draw:line>
          <draw:custom-shape draw:name="Shape 1" draw:style-name="gr7" draw:text-style-name="P9" draw:layer="layout" svg:width="5.67cm" svg:height="6.159cm" svg:x="8.747cm" svg:y="1.572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1" draw:text-style-name="P2" xml:id="id1" draw:id="id1" draw:layer="layout" svg:width="1.407cm" svg:height="0.839cm" svg:x="2.905cm" svg:y="3.018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9" draw:text-style-name="P4" xml:id="id2" draw:id="id2" draw:layer="layout" svg:width="1.359cm" svg:height="1.016cm" svg:x="5.483cm" svg:y="2.905cm">
            <text:p text:style-name="P3"><text:span text:style-name="T2">Proxy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10" draw:text-style-name="P7" xml:id="id3" draw:id="id3" draw:layer="layout" svg:width="1.397cm" svg:height="0.953cm" svg:x="9.255cm" svg:y="2.937cm">
            <text:p text:style-name="P3"><text:span text:style-name="T2">Real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4" draw:id="id4" draw:layer="layout" svg:width="1.407cm" svg:height="0.839cm" svg:x="12.229cm" svg:y="2.33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1" draw:text-style-name="P2" xml:id="id5" draw:id="id5" draw:layer="layout" svg:width="1.407cm" svg:height="0.839cm" svg:x="12.229cm" svg:y="3.7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" svg:x1="4.312cm" svg:y1="3.437cm" svg:x2="5.483cm" svg:y2="3.413cm" draw:start-shape="id1" draw:start-glue-point="1" draw:end-shape="id2" draw:end-glue-point="3" svg:d="M4312 3437l1171-24" svg:viewBox="0 0 1172 25">
            <text:p/>
          </draw:connector>
          <draw:connector draw:style-name="gr11" draw:text-style-name="P10" draw:layer="layout" draw:type="line" svg:x1="6.842cm" svg:y1="3.413cm" svg:x2="9.255cm" svg:y2="3.413cm" draw:start-shape="id2" draw:start-glue-point="1" draw:end-shape="id3" draw:end-glue-point="3" svg:d="M6842 3413h2413" svg:viewBox="0 0 2414 1">
            <text:p/>
          </draw:connector>
          <draw:connector draw:style-name="gr11" draw:text-style-name="P10" draw:layer="layout" draw:type="line" svg:x1="10.652cm" svg:y1="3.413cm" svg:x2="12.229cm" svg:y2="2.752cm" draw:start-shape="id3" draw:start-glue-point="1" draw:end-shape="id4" draw:end-glue-point="3" svg:d="M10652 3413l1577-661" svg:viewBox="0 0 1578 662">
            <text:p/>
          </draw:connector>
          <draw:connector draw:style-name="gr11" draw:text-style-name="P10" draw:layer="layout" draw:type="line" svg:x1="10.652cm" svg:y1="3.413cm" svg:x2="12.229cm" svg:y2="4.149cm" draw:start-shape="id3" draw:start-glue-point="1" draw:end-shape="id5" draw:end-glue-point="3" svg:d="M10652 3413l1577 736" svg:viewBox="0 0 1578 737">
            <text:p/>
          </draw:connector>
        </draw:g>
        <draw:line draw:style-name="gr8" draw:text-style-name="P10" draw:layer="layout" svg:x1="18.081cm" svg:y1="2.46cm" svg:x2="18.081cm" svg:y2="7.032cm">
          <text:p/>
        </draw:line>
        <draw:g draw:style-name="gr6">
          <draw:custom-shape draw:name="Shape 8" draw:style-name="gr12" draw:text-style-name="P9" draw:layer="layout" svg:width="13.036cm" svg:height="6.159cm" svg:x="1.426cm" svg:y="9.318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2" draw:text-style-name="P4" xml:id="id6" draw:id="id6" draw:layer="layout" svg:width="1.994cm" svg:height="1.016cm" svg:x="5.889cm" svg:y="9.966cm">
            <text:p text:style-name="P3"><text:span text:style-name="T2">Visito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4" draw:text-style-name="P7" xml:id="id8" draw:id="id8" draw:layer="layout" svg:width="1.905cm" svg:height="1.016cm" svg:x="9.699cm" svg:y="11.109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4" draw:text-style-name="P7" xml:id="id9" draw:id="id9" draw:layer="layout" svg:width="1.905cm" svg:height="1.016cm" svg:x="9.762cm" svg:y="12.506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4" draw:text-style-name="P7" xml:id="id10" draw:id="id10" draw:layer="layout" svg:width="1.905cm" svg:height="1.016cm" svg:x="9.75cm" svg:y="14.03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s" draw:line-skew="0.552cm -0.387cm" svg:x1="7.883cm" svg:y1="10.474cm" svg:x2="9.826cm" svg:y2="10.118cm" draw:start-shape="id6" draw:start-glue-point="1" draw:end-shape="id7" draw:end-glue-point="3" svg:d="M7883 10474h1054v-356h889" svg:viewBox="0 0 1944 357">
            <text:p/>
          </draw:connector>
          <draw:connector draw:style-name="gr11" draw:text-style-name="P10" draw:layer="layout" draw:type="lines" draw:line-skew="0.132cm 0.195cm" svg:x1="11.667cm" svg:y1="10.118cm" svg:x2="11.604cm" svg:y2="11.617cm" draw:start-shape="id7" draw:start-glue-point="1" draw:end-shape="id8" draw:end-glue-point="1" svg:d="M11667 10118h633v1499h-696" svg:viewBox="0 0 697 1500">
            <text:p/>
          </draw:connector>
          <draw:connector draw:style-name="gr11" draw:text-style-name="P10" draw:layer="layout" draw:type="lines" draw:line-skew="0.132cm 0.132cm" svg:x1="11.667cm" svg:y1="10.118cm" svg:x2="11.667cm" svg:y2="13.014cm" draw:start-shape="id7" draw:start-glue-point="1" draw:end-shape="id9" draw:end-glue-point="1" svg:d="M11667 10118h633v2896h-633" svg:viewBox="0 0 634 2897">
            <text:p/>
          </draw:connector>
          <draw:connector draw:style-name="gr11" draw:text-style-name="P10" draw:layer="layout" draw:type="lines" draw:line-skew="0.132cm 0.144cm" svg:x1="11.667cm" svg:y1="10.118cm" svg:x2="11.655cm" svg:y2="14.538cm" draw:start-shape="id7" draw:start-glue-point="1" draw:end-shape="id10" draw:end-glue-point="1" svg:d="M11667 10118h633v4420h-645" svg:viewBox="0 0 646 4421">
            <text:p/>
          </draw:connector>
          <draw:line draw:style-name="gr8" draw:text-style-name="P10" draw:layer="layout" svg:x1="14.484cm" svg:y1="10.137cm" svg:x2="14.484cm" svg:y2="14.709cm">
            <text:p/>
          </draw:line>
          <draw:custom-shape draw:name="Shape 19" draw:style-name="gr5" draw:text-style-name="P8" xml:id="id7" draw:id="id7" draw:layer="layout" svg:width="1.841cm" svg:height="0.839cm" svg:x="9.826cm" svg:y="9.699cm">
            <text:p text:style-name="P5"><text:span text:style-name="T3">Element container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s" draw:line-skew="0cm 0.133cm" svg:x1="9.699cm" svg:y1="11.617cm" svg:x2="6.886cm" svg:y2="10.982cm" draw:start-shape="id8" draw:start-glue-point="3" draw:end-shape="id6" draw:end-glue-point="2" svg:d="M9699 11617h-502-2311v-635" svg:viewBox="0 0 2814 636">
            <text:p/>
          </draw:connector>
          <draw:connector draw:style-name="gr11" draw:text-style-name="P10" draw:layer="layout" draw:type="lines" draw:line-skew="0cm 1.53cm" svg:x1="9.762cm" svg:y1="13.014cm" svg:x2="6.886cm" svg:y2="10.982cm" draw:start-shape="id9" draw:start-glue-point="3" draw:end-shape="id6" draw:end-glue-point="2" svg:d="M9762 13014h-502-2374v-2032" svg:viewBox="0 0 2877 2033">
            <text:p/>
          </draw:connector>
          <draw:connector draw:style-name="gr11" draw:text-style-name="P10" draw:layer="layout" draw:type="lines" draw:line-skew="0cm 3.054cm" svg:x1="9.75cm" svg:y1="14.538cm" svg:x2="6.886cm" svg:y2="10.982cm" draw:start-shape="id10" draw:start-glue-point="3" draw:end-shape="id6" draw:end-glue-point="2" svg:d="M9750 14538h-502-2362v-3556" svg:viewBox="0 0 2865 3557">
            <text:p/>
          </draw:connector>
        </draw:g>
        <draw:custom-shape draw:name="Shape 17" draw:style-name="gr4" draw:text-style-name="P7" draw:layer="layout" svg:width="1.905cm" svg:height="1.016cm" svg:x="18.144cm" svg:y="24.622cm">
          <text:p text:style-name="P3"><text:span text:style-name="T2">Element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8" draw:style-name="gr4" draw:text-style-name="P7" draw:layer="layout" svg:width="1.905cm" svg:height="1.016cm" svg:x="18.132cm" svg:y="26.146cm">
          <text:p text:style-name="P3"><text:span text:style-name="T2">Element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draw:custom-shape draw:name="Shape 8" draw:style-name="gr12" draw:text-style-name="P9" draw:layer="layout" svg:width="13.036cm" svg:height="6.159cm" svg:x="1.254cm" svg:y="16.685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13" draw:text-style-name="P4" xml:id="id11" draw:id="id11" draw:layer="layout" svg:width="2.032cm" svg:height="0.825cm" svg:x="5cm" svg:y="17.065cm">
            <text:p text:style-name="P3"><text:span text:style-name="T2">Comma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0" draw:layer="layout" svg:x1="14.312cm" svg:y1="17.504cm" svg:x2="14.312cm" svg:y2="22.076cm">
            <text:p/>
          </draw:line>
          <draw:custom-shape draw:name="Shape 19" draw:style-name="gr14" draw:text-style-name="P12" xml:id="id12" draw:id="id12" draw:layer="layout" svg:width="2.081cm" svg:height="1.22cm" svg:x="7.301cm" svg:y="19.034cm">
            <text:p text:style-name="P11"><text:span text:style-name="T3">Target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6" xml:id="id13" draw:id="id13">
            <draw:custom-shape draw:name="Shape 15" draw:style-name="gr15" draw:text-style-name="P14" draw:layer="layout" svg:width="2.857cm" svg:height="4.127cm" svg:x="10.906cm" svg:y="18.399cm">
              <text:p text:style-name="P13"><text:span text:style-name="T2">Undo Stack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16" draw:style-name="gr13" draw:text-style-name="P4" draw:layer="layout" svg:width="2.032cm" svg:height="0.825cm" svg:x="11.301cm" svg:y="21.447cm">
              <text:p text:style-name="P3"><text:span text:style-name="T2">Comma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20" draw:style-name="gr13" draw:text-style-name="P4" draw:layer="layout" svg:width="2.032cm" svg:height="0.825cm" svg:x="11.301cm" svg:y="20.431cm">
              <text:p text:style-name="P3"><text:span text:style-name="T2">Comma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21" draw:style-name="gr13" draw:text-style-name="P4" draw:layer="layout" svg:width="2.032cm" svg:height="0.825cm" svg:x="11.301cm" svg:y="19.415cm">
              <text:p text:style-name="P3"><text:span text:style-name="T2">Comma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Shape 22" draw:style-name="gr1" draw:text-style-name="P2" xml:id="id14" draw:id="id14" draw:layer="layout" svg:width="1.407cm" svg:height="0.839cm" svg:x="2.524cm" svg:y="18.131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5" draw:layer="layout" draw:type="curve" svg:x1="7.032cm" svg:y1="17.477cm" svg:x2="8.341cm" svg:y2="19.034cm" draw:start-shape="id11" draw:start-glue-point="1" draw:end-shape="id12" svg:d="M7032 17477c873 0 1309 519 1309 1557" svg:viewBox="0 0 1310 1558">
            <text:p/>
          </draw:connector>
          <draw:connector draw:style-name="gr11" draw:text-style-name="P15" draw:layer="layout" draw:type="curve" svg:x1="8.341cm" svg:y1="19.034cm" svg:x2="12.334cm" svg:y2="18.399cm" draw:start-shape="id12" draw:start-glue-point="0" draw:end-shape="id13" draw:end-glue-point="0" svg:d="M8341 19034c0-1705 3993-1388 3993-635" svg:viewBox="0 0 3994 1244">
            <text:p/>
          </draw:connector>
          <draw:connector draw:style-name="gr11" draw:text-style-name="P15" draw:layer="layout" draw:type="line" svg:x1="3.931cm" svg:y1="18.55cm" svg:x2="5cm" svg:y2="17.477cm" draw:start-shape="id14" draw:start-glue-point="1" draw:end-shape="id11" draw:end-glue-point="3" svg:d="M3931 18550l1069-1073" svg:viewBox="0 0 1070 107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7T13:56:41.435000000</meta:creation-date>
    <dc:date>2023-03-02T15:56:55.081000000</dc:date>
    <dc:creator>Stephen P Lepisto</dc:creator>
    <meta:editing-duration>PT5M6S</meta:editing-duration>
    <meta:editing-cycles>9</meta:editing-cycles>
    <meta:generator>LibreOffice/7.5.0.3$Windows_X86_64 LibreOffice_project/c21113d003cd3efa8c53188764377a8272d9d6de</meta:generator>
    <meta:document-statistic meta:object-count="50"/>
  </office:meta>
</office:document-meta>
</file>